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Liberation Sans" fo:font-size="14.1000003814697pt" fo:font-weight="bold" officeooo:rsid="0010f078" officeooo:paragraph-rsid="0010f0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" style:family="paragraph" style:parent-style-name="Heading_20_3">
      <style:text-properties officeooo:rsid="00110ca0" officeooo:paragraph-rsid="00110ca0"/>
    </style:style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110ca0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officeooo:rsid="0010f078"/>
    </style:style>
    <style:style style:name="T2" style:family="text">
      <style:text-properties officeooo:rsid="006e2bc0"/>
    </style:style>
    <style:style style:name="T3" style:family="text">
      <style:text-properties officeooo:rsid="006d22b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f078" style:font-weight-asian="bold" style:font-weight-complex="bold"/>
    </style:style>
    <style:style style:name="T6" style:family="text">
      <style:text-properties fo:font-weight="bold" officeooo:rsid="006e2bc0" style:font-weight-asian="bold" style:font-weight-complex="bold"/>
    </style:style>
    <style:style style:name="T7" style:family="text">
      <style:text-properties officeooo:rsid="00110c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he storyline – papers’ points</text:h>
      <text:list xml:id="list2013397098" text:style-name="L1">
        <text:list-item>
          <text:p text:style-name="P5"><text:span text:style-name="T4">Can you estimate </text:span><text:span text:style-name="T5">GHI with satellite-based measurements</text:span><text:span text:style-name="T4">?</text:span></text:p>
          <text:list>
            <text:list-item>
              <text:p text:style-name="P5">Is the algorithm in <text:span text:style-name="T1">SARAH-E </text:span>good enough? (paper <text:span text:style-name="T4">I</text:span>)</text:p>
            </text:list-item>
            <text:list-item>
              <text:p text:style-name="P5">Do CS models work in finland? (paper <text:span text:style-name="T4">II</text:span>)</text:p>
            </text:list-item>
            <text:list-item>
              <text:p text:style-name="P5"><text:span text:style-name="T1">Is the e</text:span>stimate good enough in <text:span text:style-name="T1">F</text:span>inland? (paper <text:span text:style-name="T4">II</text:span>)</text:p>
            </text:list-item>
          </text:list>
        </text:list-item>
        <text:list-item>
          <text:p text:style-name="P6">Can you forecast with sat<text:span text:style-name="T1">ellite-based</text:span> estimates in high lat<text:span text:style-name="T1">itudes</text:span>?</text:p>
          <text:list>
            <text:list-item>
              <text:p text:style-name="P5">Development of forecast <text:span text:style-name="T1">method</text:span>. (paper <text:span text:style-name="T4">II</text:span>)</text:p>
            </text:list-item>
            <text:list-item>
              <text:p text:style-name="P5">Validation of forecast<text:span text:style-name="T1">s.</text:span> (paper <text:span text:style-name="T4">II</text:span>)</text:p>
            </text:list-item>
          </text:list>
        </text:list-item>
        <text:list-item>
          <text:p text:style-name="P6">What about <text:span text:style-name="T3">operational</text:span> <text:span text:style-name="T1">NWP</text:span> in high lat<text:span text:style-name="T1">itudes</text:span>?</text:p>
          <text:list>
            <text:list-item>
              <text:p text:style-name="P5">Is <text:span text:style-name="T1">NWP</text:span> good enough <text:span text:style-name="T1">for forecasting GHI</text:span>? (paper <text:span text:style-name="T4">III</text:span>)</text:p>
            </text:list-item>
            <text:list-item>
              <text:p text:style-name="P5"><text:span text:style-name="T1">H</text:span>ow <text:span text:style-name="T1">do the forecasts</text:span> compare to satellite-<text:span text:style-name="T1">based forecasts</text:span>? (paper <text:span text:style-name="T4">III</text:span>)</text:p>
            </text:list-item>
          </text:list>
        </text:list-item>
        <text:list-item>
          <text:p text:style-name="P6"><text:span text:style-name="T1">O</text:span>perational <text:span text:style-name="T1">NWP</text:span> in <text:span text:style-name="T1">PV</text:span> forecasting.</text:p>
          <text:list>
            <text:list-item>
              <text:p text:style-name="P5"><text:span text:style-name="T1">H</text:span>ow does <text:span text:style-name="T1">using NWP in training</text:span> compare to <text:span text:style-name="T1">using </text:span>obs<text:span text:style-name="T1">ervations</text:span>? <text:span text:style-name="T2">(paper </text:span><text:span text:style-name="T6">IV</text:span><text:span text:style-name="T2">)</text:span></text:p>
            </text:list-item>
            <text:list-item>
              <text:p text:style-name="P5">How does <text:span text:style-name="T1">NWP+ANN</text:span> compare to <text:span text:style-name="T1">a physical model using NWP</text:span>? <text:span text:style-name="T2">(paper </text:span><text:span text:style-name="T6">IV</text:span><text:span text:style-name="T2">)</text:span></text:p>
            </text:list-item>
          </text:list>
        </text:list-item>
      </text:list>
      <text:p text:style-name="Text_20_body"/>
      <text:p text:style-name="Text_20_body"/>
      <text:h text:style-name="P2" text:outline-level="3">Questions</text:h>
      <text:list xml:id="list1949967383" text:style-name="L2">
        <text:list-item>
          <text:p text:style-name="P3">Last paper: the connection to the bigger picture, and related research questions, is vague. Any ideas? There seem to be multiple not-perfect options, which one seems best to you? <text:span text:style-name="T7">Should the focus be on NWP, PV forecasting, or ANN?</text:span></text:p>
          <text:list>
            <text:list-item>
              <text:p text:style-name="P3">How does using NWP in training compare to using observations?</text:p>
            </text:list-item>
            <text:list-item>
              <text:p text:style-name="P3">How does NWP+ANN compare to a physical model using NWP? </text:p>
            </text:list-item>
            <text:list-item>
              <text:p text:style-name="P4">Is NWP needed in training ANN for PV forecasts?</text:p>
            </text:list-item>
          </text:list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0:46:02.967805400</meta:creation-date>
    <dc:date>2022-10-10T11:06:55.757043833</dc:date>
    <meta:editing-duration>PT7M3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99" meta:character-count="1140" meta:non-whitespace-character-count="976"/>
  </office:meta>
</office:document-meta>
</file>